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805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644cm" fo:break-before="auto" style:use-optimal-row-height="true"/>
    </style:style>
    <style:style style:name="ro6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4">
          <table:table-cell table:style-name="ce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uper fast movement for a whil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After using any drake active talents gains X% stun resist for Y turns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Reduces cooldown of all summons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/>
          <table:table-cell table:style-name="ce20" office:value-type="string">
            <text:p>Concentrate the forces of nature throught your wielded mindstars, creating a psionic blade sprouding from the mindstar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hannel nature power thourght your psiblades, the target is grabbed by thorny vines, reducing its speed and damaging it for X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You spawn an other you. You share the same healthpool but can act twice. When it dies the talent goes on cooldown. 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crit chance reduction ; all damages reduction ; poison immunity ; diseases immunit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Oozes can randomly spawn from your mucus, starting to attack all foes in sight with slime spi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20" office:value-type="string">
            <text:p>instant ; increases the strength &amp; duration of life regeneration temp effect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 direct heal you gain a life regen of X% of the heal over 8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2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ooze through your psiblades, creating two independant beams of slime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infect <text:s/>the target with a small insect parasite that attacks the brain of t he target, dealing X mind damage per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acid through your psiblades, creating two independant beams of acid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also splash it with acid, burning it for X acid damage every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lant corrosive seeds in t he target area, any creature passing through will trigger them to release a deadly acidic splas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2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108])" office:value-type="float" office:value="420">
            <text:p>42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6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6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29" office:value-type="string">
            <text:p>Nature's Cycle</text:p>
          </table:table-cell>
          <table:table-cell table:style-name="ce29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1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Casalini</meta:initial-creator>
    <meta:creation-date>2009-12-11T11:09:16</meta:creation-date>
    <dc:date>2012-03-30T11:45:22</dc:date>
    <dc:language>fr-FR</dc:language>
    <meta:editing-cycles>205</meta:editing-cycles>
    <meta:editing-duration>P16DT10H59M30S</meta:editing-duration>
    <dc:creator>Nicolas Casalini</dc:creator>
    <meta:document-statistic meta:table-count="3" meta:cell-count="502" meta:object-count="0"/>
    <meta:user-defined meta:name="Info 1"/>
    <meta:user-defined meta:name="Info 2"/>
    <meta:user-defined meta:name="Info 3"/>
    <meta:user-defined meta:name="Info 4"/>
  </office:meta>
</office:document-meta>
</file>